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Condensed" officeooo:rsid="003dca01" officeooo:paragraph-rsid="003dca01"/>
    </style:style>
    <style:style style:name="P2" style:family="paragraph" style:parent-style-name="Standard">
      <style:text-properties style:font-name="DejaVu Sans Condensed" officeooo:rsid="003dca01" officeooo:paragraph-rsid="003dca01"/>
    </style:style>
    <style:style style:name="P3" style:family="paragraph" style:parent-style-name="Standard">
      <style:paragraph-properties fo:text-align="justify" style:justify-single-word="false"/>
      <style:text-properties style:font-name="DejaVu Sans Condensed" officeooo:rsid="0004334d" officeooo:paragraph-rsid="0004334d"/>
    </style:style>
    <style:style style:name="P4" style:family="paragraph" style:parent-style-name="Standard">
      <style:text-properties style:font-name="DejaVu Sans Condensed" officeooo:rsid="0004334d" officeooo:paragraph-rsid="0004334d"/>
    </style:style>
    <style:style style:name="P5" style:family="paragraph" style:parent-style-name="Standard">
      <style:paragraph-properties fo:text-align="justify" style:justify-single-word="false"/>
      <style:text-properties style:font-name="DejaVu Sans Condensed" officeooo:rsid="000506be" officeooo:paragraph-rsid="000910de"/>
    </style:style>
    <style:style style:name="P6" style:family="paragraph" style:parent-style-name="Standard">
      <style:paragraph-properties fo:text-align="justify" style:justify-single-word="false"/>
      <style:text-properties style:font-name="DejaVu Sans Condensed" officeooo:rsid="000506be" officeooo:paragraph-rsid="000506be"/>
    </style:style>
    <style:style style:name="P7" style:family="paragraph" style:parent-style-name="Standard">
      <style:paragraph-properties fo:text-align="justify" style:justify-single-word="false"/>
      <style:text-properties style:font-name="DejaVu Sans Condensed" officeooo:rsid="00072d5f" officeooo:paragraph-rsid="000ba873"/>
    </style:style>
    <style:style style:name="P8" style:family="paragraph" style:parent-style-name="Standard">
      <style:text-properties style:font-name="DejaVu Sans Condensed" officeooo:rsid="00072d5f" officeooo:paragraph-rsid="00072d5f"/>
    </style:style>
    <style:style style:name="P9" style:family="paragraph" style:parent-style-name="Standard">
      <style:paragraph-properties fo:text-align="justify" style:justify-single-word="false"/>
      <style:text-properties style:font-name="DejaVu Sans Condensed" officeooo:rsid="000eb7ef" officeooo:paragraph-rsid="002c4cf9"/>
    </style:style>
    <style:style style:name="P10" style:family="paragraph" style:parent-style-name="Standard">
      <style:paragraph-properties fo:text-align="justify" style:justify-single-word="false"/>
      <style:text-properties style:font-name="DejaVu Sans Condensed" officeooo:rsid="0014837b" officeooo:paragraph-rsid="0014837b"/>
    </style:style>
    <style:style style:name="P11" style:family="paragraph" style:parent-style-name="Standard">
      <style:paragraph-properties fo:text-align="justify" style:justify-single-word="false"/>
      <style:text-properties style:font-name="DejaVu Sans Condensed" officeooo:rsid="0014a383" officeooo:paragraph-rsid="0014a383"/>
    </style:style>
    <style:style style:name="P12" style:family="paragraph" style:parent-style-name="Standard">
      <style:paragraph-properties fo:text-align="justify" style:justify-single-word="false"/>
      <style:text-properties style:font-name="DejaVu Sans Condensed" officeooo:rsid="00230211" officeooo:paragraph-rsid="00230211"/>
    </style:style>
    <style:style style:name="P13" style:family="paragraph" style:parent-style-name="Standard">
      <style:paragraph-properties fo:text-align="justify" style:justify-single-word="false"/>
      <style:text-properties style:font-name="DejaVu Sans Condensed" officeooo:rsid="00230211" officeooo:paragraph-rsid="00412ff1"/>
    </style:style>
    <style:style style:name="P14" style:family="paragraph" style:parent-style-name="Standard">
      <style:paragraph-properties fo:text-align="justify" style:justify-single-word="false"/>
      <style:text-properties style:font-name="DejaVu Sans Condensed" officeooo:rsid="0027f0d2" officeooo:paragraph-rsid="0027f0d2"/>
    </style:style>
    <style:style style:name="P15" style:family="paragraph" style:parent-style-name="Standard">
      <style:paragraph-properties fo:text-align="justify" style:justify-single-word="false"/>
      <style:text-properties style:font-name="DejaVu Sans Condensed" officeooo:rsid="002d4220" officeooo:paragraph-rsid="00412ff1"/>
    </style:style>
    <style:style style:name="P16" style:family="paragraph" style:parent-style-name="Standard">
      <style:paragraph-properties fo:text-align="justify" style:justify-single-word="false"/>
      <style:text-properties style:font-name="DejaVu Sans Condensed" officeooo:rsid="002f63a7" officeooo:paragraph-rsid="0032b715"/>
    </style:style>
    <style:style style:name="P17" style:family="paragraph" style:parent-style-name="Standard">
      <style:paragraph-properties fo:text-align="justify" style:justify-single-word="false"/>
      <style:text-properties style:font-name="DejaVu Sans Condensed" officeooo:rsid="003482f0" officeooo:paragraph-rsid="003482f0"/>
    </style:style>
    <style:style style:name="P18" style:family="paragraph" style:parent-style-name="Standard">
      <style:paragraph-properties fo:text-align="justify" style:justify-single-word="false"/>
      <style:text-properties style:font-name="DejaVu Sans Condensed" officeooo:rsid="0036e5ad" officeooo:paragraph-rsid="003482f0"/>
    </style:style>
    <style:style style:name="P19" style:family="paragraph" style:parent-style-name="Standard">
      <style:paragraph-properties fo:text-align="justify" style:justify-single-word="false"/>
      <style:text-properties style:font-name="DejaVu Sans Condensed" officeooo:rsid="0036e5ad" officeooo:paragraph-rsid="0036e5ad"/>
    </style:style>
    <style:style style:name="P20" style:family="paragraph" style:parent-style-name="Standard">
      <style:text-properties style:font-name="DejaVu Sans Condensed" officeooo:rsid="003b60fb" officeooo:paragraph-rsid="003b60fb"/>
    </style:style>
    <style:style style:name="P21" style:family="paragraph" style:parent-style-name="Standard">
      <style:text-properties style:font-name="DejaVu Sans Condensed" fo:font-weight="bold" officeooo:rsid="003dad42" officeooo:paragraph-rsid="003dad42" style:font-weight-asian="bold" style:font-weight-complex="bold"/>
    </style:style>
    <style:style style:name="P22" style:family="paragraph" style:parent-style-name="Standard">
      <style:text-properties style:font-name="DejaVu Sans Condensed" officeooo:rsid="003dad42" officeooo:paragraph-rsid="003dad42"/>
    </style:style>
    <style:style style:name="P23" style:family="paragraph" style:parent-style-name="Standard">
      <style:text-properties style:font-name="DejaVu Sans Condensed" fo:font-style="italic" style:text-underline-style="none" officeooo:rsid="003b60fb" officeooo:paragraph-rsid="003b60fb" style:font-style-asian="italic" style:font-style-complex="italic"/>
    </style:style>
    <style:style style:name="P24" style:family="paragraph" style:parent-style-name="Standard">
      <style:paragraph-properties fo:text-align="center" style:justify-single-word="false"/>
      <style:text-properties fo:color="#990000" style:font-name="DejaVu Sans Condensed" fo:font-weight="bold" officeooo:rsid="003dca01" officeooo:paragraph-rsid="003dca01" style:font-weight-asian="bold" style:font-weight-complex="bold"/>
    </style:style>
    <style:style style:name="P25" style:family="paragraph" style:parent-style-name="Standard" style:list-style-name="L1">
      <style:text-properties fo:color="#990000" style:font-name="DejaVu Sans Condensed" fo:font-weight="normal" officeooo:rsid="0004334d" officeooo:paragraph-rsid="0004334d" style:font-weight-asian="normal" style:font-weight-complex="normal"/>
    </style:style>
    <style:style style:name="P26" style:family="paragraph" style:parent-style-name="Standard" style:list-style-name="L1">
      <style:text-properties fo:color="#990000" style:font-name="DejaVu Sans Condensed" officeooo:rsid="0004334d" officeooo:paragraph-rsid="0004334d"/>
    </style:style>
    <style:style style:name="P27" style:family="paragraph" style:parent-style-name="Standard">
      <style:paragraph-properties fo:text-align="center" style:justify-single-word="false"/>
      <style:text-properties fo:color="#990000" style:font-name="DejaVu Sans Condensed" officeooo:rsid="003dca01" officeooo:paragraph-rsid="003dca01"/>
    </style:style>
    <style:style style:name="P28" style:family="paragraph" style:parent-style-name="Header">
      <style:text-properties officeooo:rsid="003f5c74" officeooo:paragraph-rsid="003f5c74"/>
    </style:style>
    <style:style style:name="P29" style:family="paragraph" style:parent-style-name="Header">
      <style:paragraph-properties fo:text-align="end" style:justify-single-word="false"/>
      <style:text-properties officeooo:rsid="003f5c74" officeooo:paragraph-rsid="003f5c74"/>
    </style:style>
    <style:style style:name="T1" style:family="text">
      <style:text-properties officeooo:rsid="000910de"/>
    </style:style>
    <style:style style:name="T2" style:family="text">
      <style:text-properties officeooo:rsid="00100c90"/>
    </style:style>
    <style:style style:name="T3" style:family="text">
      <style:text-properties officeooo:rsid="00148ac2"/>
    </style:style>
    <style:style style:name="T4" style:family="text">
      <style:text-properties officeooo:rsid="0015e6a0"/>
    </style:style>
    <style:style style:name="T5" style:family="text">
      <style:text-properties officeooo:rsid="00258852"/>
    </style:style>
    <style:style style:name="T6" style:family="text">
      <style:text-properties officeooo:rsid="002c4cf9"/>
    </style:style>
    <style:style style:name="T7" style:family="text">
      <style:text-properties officeooo:rsid="002dc0c6"/>
    </style:style>
    <style:style style:name="T8" style:family="text">
      <style:text-properties officeooo:rsid="003150ef"/>
    </style:style>
    <style:style style:name="T9" style:family="text">
      <style:text-properties officeooo:rsid="00363b00"/>
    </style:style>
    <style:style style:name="T10" style:family="text">
      <style:text-properties officeooo:rsid="0037ffd5"/>
    </style:style>
    <style:style style:name="T11" style:family="text">
      <style:text-properties officeooo:rsid="00386602"/>
    </style:style>
    <style:style style:name="T12" style:family="text">
      <style:text-properties officeooo:rsid="0039a322"/>
    </style:style>
    <style:style style:name="T13" style:family="text">
      <style:text-properties fo:font-weight="bold" style:font-weight-asian="bold" style:font-weight-complex="bold"/>
    </style:style>
    <style:style style:name="T14" style:family="text">
      <style:text-properties fo:font-weight="bold" officeooo:rsid="003dad42" style:font-weight-asian="bold" style:font-weight-complex="bold"/>
    </style:style>
    <style:style style:name="T15" style:family="text">
      <style:text-properties officeooo:rsid="003c272f"/>
    </style:style>
    <style:style style:name="T16" style:family="text">
      <style:text-properties officeooo:rsid="003dad42"/>
    </style:style>
    <style:style style:name="T17" style:family="text">
      <style:text-properties officeooo:rsid="003dca01"/>
    </style:style>
    <style:style style:name="T18" style:family="text">
      <style:text-properties fo:font-size="14pt" style:font-size-asian="14pt" style:font-size-complex="14pt"/>
    </style:style>
    <style:style style:name="T19" style:family="text">
      <style:text-properties fo:font-size="13pt" style:font-size-asian="13pt" style:font-size-complex="13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9">Sujet de mémoire d’ingénieur CYC14</text:span></text:p>
      <text:p text:style-name="P24"><text:span text:style-name="T19"/></text:p>
      <text:p text:style-name="P24"><text:span text:style-name="T18">Réalisation d’une application de déclaration de congés</text:span></text:p>
      <text:p text:style-name="P1"><text:span text:style-name="T18"/></text:p>
      <text:list xml:id="list8248573168204792038" text:style-name="L1">
        <text:list-item>
          <text:p text:style-name="P25">Contexte de l’étude :</text:p>
        </text:list-item>
      </text:list>
      <text:p text:style-name="P3"/>
      <text:p text:style-name="P5">Mon employeur est une société de service en informatique Luxembourgeoise (METHODS SA), qui détache une trentaine de consultants en France et au Luxembourg. <text:span text:style-name="T3">Les clients peuvent être des institutions publiques ou des entreprises privées. Dans ce contexte, la comptabilité du temps de travail des différents consultants est très hétérogène. Elle dépend à la fois des spécificités Nationales et des règles internes à la clientèle. </text:span></text:p>
      <text:p text:style-name="P6"/>
      <text:p text:style-name="P7">Comme beaucoup de PME, <text:span text:style-name="T1">l’entreprise qui m’emploie n’a pas suffisamment de salariés pour investir dans un logiciel de gestion du temps de travail qui soit capable de gérer cette complexité. Actuellement, chaque consultant note ses jours de présence et d’absence dans un fichier Excel qu’il soumet par mail lorsqu’il doit faire une demande d’absence. Sur ce fichier, il fait figurer les différents types de congés, tel que les jours fériés, les RTT, les jours de fermeture obligatoire, les jours de maladie ou encore les jours de formation. Chaque employé gère manuellement la comptabilité de son calendrier professionnel.</text:span></text:p>
      <text:p text:style-name="P7"/>
      <text:p text:style-name="P9">Cette situation <text:span text:style-name="T2">concerne sans doute un grand nombre de PME et sera peut-être de plus en plus complexe en France avec l’actuelle réforme du travail. Il est possible que beaucoup de règles spécifiques aux entreprises apparaissent et remplacent les règles générales actuelles. Idéalement, mon entreprise, comme d’autres, aurait un bénéfice certain à utiliser un outil souple et configurable pour faciliter la situation. Il pourrait servir aux ressources humaines à avoir une vue d’ensemble du planning présentiel et permettre aux salariés de déclarer et de comptabiliser leur solde de jours non travaillés. Cet outil serait capable d’afficher les différents types de congé mais également d’en tenir une comptabilité personnalisable.</text:span></text:p>
      <text:p text:style-name="P10"/>
      <text:p text:style-name="P11"><text:span text:style-name="T4">Le </text:span>cloud <text:span text:style-name="T4">et l’avènement des applications web rendraient possible la mise à disposition d’un tel outil à un grand nombre de clients sans que les coûts soient prohibitifs. Ces technologies permettraient une facilité d’accès et un interfaçage avec d’autres systèmes ; par exemple les calendriers Microsoft Outlook.</text:span></text:p>
      <text:p text:style-name="P8"/>
      <text:p text:style-name="P8"/>
      <text:list xml:id="list62052233262845" text:continue-numbering="true" text:style-name="L1">
        <text:list-item>
          <text:p text:style-name="P26">Sujet de l’étude :</text:p>
        </text:list-item>
      </text:list>
      <text:p text:style-name="P12"/>
      <text:p text:style-name="P13">L’obje<text:span text:style-name="T12">ctif</text:span> du mémoire est de réaliser, pour un usage interne à mon entreprise, une application qui réponde à la problématique exposée. Si <text:span text:style-name="T5">après une période d’usage, </text:span>son fonctionnement est probant, <text:span text:style-name="T6">il est envisageable que l’on essaye de la diffuser plus largement. Cette perspective implique de faire une application qui soit la plus générique possible mais qui réponde prioritairement au besoin interne de ma société. Dans un premier temps il est prématuré et trop ambitieux de réaliser un produit qui soit complètement configurable et utilisable dans toutes les situations. </text:span></text:p>
      <text:p text:style-name="P13"><text:soft-page-break/><text:span text:style-name="T6">En revanche, il est possible et sans doute judicieux, de répondre à notre besoin en réfléchissant à des solutions évolutives qui pourront servir de socle à une application capable d’être utilisée dans des contextes très différents en terme de comptabilité du temps de travail.</text:span></text:p>
      <text:p text:style-name="P14"/>
      <text:p text:style-name="P15"><text:span text:style-name="T8">La première étape dans la réalisation du mémoire consistera à rechercher c</text:span>es solutions évolutives <text:span text:style-name="T7">sur le plan de l’infrastructure et sur le plan de la logique métier. En ce qui concerne l’architecture, il faudra privilégier les solutions qui permettent une facilité de déploiement dans des environnements internes aussi bien que sur des solutions cloud. Après une définition claire de notre besoin en terme de logique métier, l’analyse fonctionnelle,tentera quant à elle de recentrer au mieux nos exigences internes au sein de concepts les plus simples et les plus généraux possibles.</text:span></text:p>
      <text:p text:style-name="P16"/>
      <text:p text:style-name="P17">Une fois les solutions choisies, le principal effort consistera à développer l’application et à mettre en place des outils de suivi et de vérification de la qualité du code. Compte tenu de la probable difficulté des concepts métiers, il n’est pas exclu de p<text:span text:style-name="T9">onctuer les grandes étapes de la rédaction de l’analyse fonctionnelle par</text:span> des phases de développement. <text:span text:style-name="T9">Cette conception </text:span>itérative permett<text:span text:style-name="T9">ra de</text:span> prouver la validité des <text:span text:style-name="T9">solutions déjà dégagées.</text:span></text:p>
      <text:p text:style-name="P18"/>
      <text:p text:style-name="P19">Le déploiement d<text:span text:style-name="T12">u produit final</text:span> en production et la formation du personnel devrait conduire à l’utilisation effective de l’outil dans notre <text:span text:style-name="T11">entreprise</text:span> et <text:span text:style-name="T10">par la même </text:span>conclure mon travail de mémoire.</text:p>
      <text:p text:style-name="P4"/>
      <text:p text:style-name="P4"/>
      <text:list xml:id="list62052315552319" text:continue-numbering="true" text:style-name="L1">
        <text:list-item>
          <text:p text:style-name="P26">Plan prévisionnel :</text:p>
        </text:list-item>
      </text:list>
      <text:p text:style-name="P4"/>
      <text:p text:style-name="P23">Durées exprimées en jour x homme :</text:p>
      <text:p text:style-name="P4"/>
      <text:p text:style-name="P20">- Analyse fonctionnelle : <text:span text:style-name="T14">20</text:span>.</text:p>
      <text:p text:style-name="P20"/>
      <text:p text:style-name="P20">- Développement: <text:span text:style-name="T14">125</text:span>.</text:p>
      <text:p text:style-name="P20"/>
      <text:p text:style-name="P20">- Déploiement et formation : <text:span text:style-name="T13">5</text:span>.</text:p>
      <text:p text:style-name="P20"/>
      <text:p text:style-name="P20">Soit un total de 1<text:span text:style-name="T16">5</text:span>0 jour x homme. </text:p>
      <text:p text:style-name="P20"/>
      <text:p text:style-name="P20">Compte tenu de mon travail quotidien de consultance au Parlement Européen, je <text:span text:style-name="T17">ne </text:span>pourrai travailler sur le mémoire que <text:span text:style-name="T16">4</text:span> heures par jour. <text:span text:style-name="T15">Un jour x homme devrait donc pouvoir être réalisé sur une période de 2 jours</text:span>. <text:span text:style-name="T16">Cependant, le Luxembourg me donne droit à un congé formation de 20 jours.</text:span></text:p>
      <text:p text:style-name="P21"/>
      <text:p text:style-name="P21">Calcul du délai :</text:p>
      <text:p text:style-name="P22">(150 - 20) <text:span text:style-name="T17">x</text:span> 2 = 260 jours. </text:p>
      <text:p text:style-name="P22"/>
      <text:p text:style-name="P2">Cette première projection estime la fin du travail de mémoire à septembre 2018.</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f5c74" officeooo:paragraph-rsid="003f5c74"/>
    </style:style>
    <style:style style:name="MP2" style:family="paragraph" style:parent-style-name="Header">
      <style:text-properties officeooo:rsid="003f5c74" officeooo:paragraph-rsid="003f5c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harles HUBER <text:s text:c="97"/>CNAM GRAND EST</text:p>
        <text:p text:style-name="MP2">Année scolaire 2017/2018</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26:21.311670112</meta:creation-date>
    <dc:date>2017-10-10T06:20:50.444263344</dc:date>
    <meta:editing-duration>P1DT13H43M27S</meta:editing-duration>
    <meta:editing-cycles>48</meta:editing-cycles>
    <meta:generator>LibreOffice/5.1.6.2$Linux_X86_64 LibreOffice_project/10m0$Build-2</meta:generator>
    <meta:document-statistic meta:table-count="0" meta:image-count="0" meta:object-count="0" meta:page-count="2" meta:paragraph-count="26" meta:word-count="779" meta:character-count="5033" meta:non-whitespace-character-count="4182"/>
  </office:meta>
</office:document-meta>
</file>